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029cm" table:align="center"/>
    </style:style>
    <style:style style:name="Tableau2.A" style:family="table-column">
      <style:table-column-properties style:column-width="6.853cm"/>
    </style:style>
    <style:style style:name="Tableau2.B" style:family="table-column">
      <style:table-column-properties style:column-width="3.177cm"/>
    </style:style>
    <style:style style:name="Tableau2.1" style:family="table-row">
      <style:table-row-properties style:row-height="0.7cm"/>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6.722cm" table:align="left"/>
    </style:style>
    <style:style style:name="Tableau3.A" style:family="table-column">
      <style:table-column-properties style:column-width="2.037cm"/>
    </style:style>
    <style:style style:name="Tableau3.B" style:family="table-column">
      <style:table-column-properties style:column-width="1.773cm"/>
    </style:style>
    <style:style style:name="Tableau3.C" style:family="table-column">
      <style:table-column-properties style:column-width="1.799cm"/>
    </style:style>
    <style:style style:name="Tableau3.D" style:family="table-column">
      <style:table-column-properties style:column-width="1.561cm"/>
    </style:style>
    <style:style style:name="Tableau3.E" style:family="table-column">
      <style:table-column-properties style:column-width="1.64cm"/>
    </style:style>
    <style:style style:name="Tableau3.G" style:family="table-column">
      <style:table-column-properties style:column-width="1.535cm"/>
    </style:style>
    <style:style style:name="Tableau3.J" style:family="table-column">
      <style:table-column-properties style:column-width="1.746cm"/>
    </style:style>
    <style:style style:name="Tableau3.1" style:family="table-row">
      <style:table-row-properties style:row-height="1.15cm"/>
    </style:style>
    <style:style style:name="Tableau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3.H1" style:family="table-cell">
      <style:table-cell-properties style:vertical-align="middle" fo:background-color="#cccccc" fo:padding="0.097cm" fo:border="0.05pt solid #000000">
        <style:background-image/>
      </style:table-cell-properties>
    </style:style>
    <style:style style:name="Tableau3.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3.B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3.J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ableau3.A3" style:family="table-cell">
      <style:table-cell-properties fo:background-color="#cccccc" fo:padding="0.097cm" fo:border-left="0.05pt solid #000000" fo:border-right="none" fo:border-top="none" fo:border-bottom="0.05pt solid #000000">
        <style:background-image/>
      </style:table-cell-properties>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H3" style:family="table-cell">
      <style:table-cell-properties fo:padding="0.097cm" fo:border-left="0.05pt solid #000000" fo:border-right="none" fo:border-top="none" fo:border-bottom="0.05pt solid #000000"/>
    </style:style>
    <style:style style:name="Tableau3.I3" style:family="table-cell">
      <style:table-cell-properties fo:padding="0.097cm" fo:border-left="0.05pt solid #000000" fo:border-right="none" fo:border-top="none" fo:border-bottom="0.05pt solid #000000"/>
    </style:style>
    <style:style style:name="Tableau3.J3" style:family="table-cell">
      <style:table-cell-properties fo:padding="0.097cm" fo:border-left="0.05pt solid #000000" fo:border-right="0.05pt solid #000000" fo:border-top="none" fo:border-bottom="0.05pt solid #000000"/>
    </style:style>
    <style:style style:name="Tableau3.A4" style:family="table-cell">
      <style:table-cell-properties fo:background-color="#cccccc" fo:padding="0.097cm" fo:border-left="0.05pt solid #000000" fo:border-right="none" fo:border-top="none" fo:border-bottom="0.05pt solid #000000">
        <style:background-image/>
      </style:table-cell-properties>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H4" style:family="table-cell">
      <style:table-cell-properties fo:padding="0.097cm" fo:border-left="0.05pt solid #000000" fo:border-right="none" fo:border-top="none" fo:border-bottom="0.05pt solid #000000"/>
    </style:style>
    <style:style style:name="Tableau3.I4" style:family="table-cell">
      <style:table-cell-properties fo:padding="0.097cm" fo:border-left="0.05pt solid #000000" fo:border-right="none" fo:border-top="none" fo:border-bottom="0.05pt solid #000000"/>
    </style:style>
    <style:style style:name="Tableau3.J4" style:family="table-cell">
      <style:table-cell-properties fo:padding="0.097cm" fo:border-left="0.05pt solid #000000" fo:border-right="0.05pt solid #000000" fo:border-top="none" fo:border-bottom="0.05pt solid #000000"/>
    </style:style>
    <style:style style:name="Tableau3.A5" style:family="table-cell">
      <style:table-cell-properties fo:background-color="#cccccc" fo:padding="0.097cm" fo:border-left="0.05pt solid #000000" fo:border-right="none" fo:border-top="none" fo:border-bottom="0.05pt solid #000000">
        <style:background-image/>
      </style:table-cell-properties>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H5" style:family="table-cell">
      <style:table-cell-properties fo:padding="0.097cm" fo:border-left="0.05pt solid #000000" fo:border-right="none" fo:border-top="none" fo:border-bottom="0.05pt solid #000000"/>
    </style:style>
    <style:style style:name="Tableau3.I5" style:family="table-cell">
      <style:table-cell-properties fo:padding="0.097cm" fo:border-left="0.05pt solid #000000" fo:border-right="none" fo:border-top="none" fo:border-bottom="0.05pt solid #000000"/>
    </style:style>
    <style:style style:name="Tableau3.J5" style:family="table-cell">
      <style:table-cell-properties fo:padding="0.097cm" fo:border-left="0.05pt solid #000000" fo:border-right="0.05pt solid #000000" fo:border-top="none" fo:border-bottom="0.05pt solid #000000"/>
    </style:style>
    <style:style style:name="Tableau3.A6" style:family="table-cell">
      <style:table-cell-properties fo:background-color="#cccccc" fo:padding="0.097cm" fo:border-left="0.05pt solid #000000" fo:border-right="none" fo:border-top="none" fo:border-bottom="0.05pt solid #000000">
        <style:background-image/>
      </style:table-cell-properties>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none" fo:border-top="none" fo:border-bottom="0.05pt solid #000000"/>
    </style:style>
    <style:style style:name="Tableau3.F6" style:family="table-cell">
      <style:table-cell-properties fo:padding="0.097cm" fo:border-left="0.05pt solid #000000" fo:border-right="none" fo:border-top="none" fo:border-bottom="0.05pt solid #000000"/>
    </style:style>
    <style:style style:name="Tableau3.G6" style:family="table-cell">
      <style:table-cell-properties fo:padding="0.097cm" fo:border-left="0.05pt solid #000000" fo:border-right="none" fo:border-top="none" fo:border-bottom="0.05pt solid #000000"/>
    </style:style>
    <style:style style:name="Tableau3.H6" style:family="table-cell">
      <style:table-cell-properties fo:padding="0.097cm" fo:border-left="0.05pt solid #000000" fo:border-right="none" fo:border-top="none" fo:border-bottom="0.05pt solid #000000"/>
    </style:style>
    <style:style style:name="Tableau3.I6" style:family="table-cell">
      <style:table-cell-properties fo:padding="0.097cm" fo:border-left="0.05pt solid #000000" fo:border-right="none" fo:border-top="none" fo:border-bottom="0.05pt solid #000000"/>
    </style:style>
    <style:style style:name="Tableau3.J6" style:family="table-cell">
      <style:table-cell-properties fo:padding="0.097cm" fo:border-left="0.05pt solid #000000" fo:border-right="0.05pt solid #000000" fo:border-top="none" fo:border-bottom="0.05pt solid #000000"/>
    </style:style>
    <style:style style:name="Tableau3.7" style:family="table-row">
      <style:table-row-properties style:min-row-height="1cm"/>
    </style:style>
    <style:style style:name="Tableau3.A7" style:family="table-cell">
      <style:table-cell-properties fo:background-color="#cccccc" fo:padding="0.097cm" fo:border-left="0.05pt solid #000000" fo:border-right="none" fo:border-top="none" fo:border-bottom="0.05pt solid #000000">
        <style:background-image/>
      </style:table-cell-properties>
    </style:style>
    <style:style style:name="Tableau3.B7" style:family="table-cell">
      <style:table-cell-properties style:vertical-align="middle" fo:padding="0.097cm" fo:border-left="0.05pt solid #000000" fo:border-right="none" fo:border-top="none" fo:border-bottom="0.05pt solid #000000"/>
    </style:style>
    <style:style style:name="Tableau3.E7" style:family="table-cell">
      <style:table-cell-properties style:vertical-align="middle" fo:padding="0.097cm" fo:border-left="0.05pt solid #000000" fo:border-right="none" fo:border-top="none" fo:border-bottom="0.05pt solid #000000"/>
    </style:style>
    <style:style style:name="Tableau3.H7"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0.05pt solid #000000"/>
    </style:style>
    <style:style style:name="Tableau1.B4"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4" style:family="table-cell">
      <style:table-cell-properties fo:background-color="#c0c0c0" fo:padding="0.097cm" fo:border="0.05pt solid #000000">
        <style:background-image/>
      </style:table-cell-properties>
    </style:style>
    <style:style style:name="Tableau1.A5"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au1.B5" style:family="table-cell">
      <style:table-cell-properties fo:background-color="#c0c0c0" fo:padding="0.097cm" fo:border-left="0.05pt solid #000000" fo:border-right="none" fo:border-top="none" fo:border-bottom="0.05pt solid #000000">
        <style:background-image/>
      </style:table-cell-properties>
    </style:style>
    <style:style style:name="Tableau1.C5"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Table_20_Contents">
      <style:paragraph-properties fo:margin-top="0cm" fo:margin-bottom="0cm" style:contextual-spacing="false" fo:text-align="justify" style:justify-single-word="false" fo:background-color="transparent" style:text-autospace="none">
        <style:background-image/>
      </style:paragraph-properties>
      <style:text-properties style:font-name="Calibri" fo:font-size="11pt" officeooo:paragraph-rsid="002367eb" style:font-size-asian="11pt" style:font-size-complex="11pt"/>
    </style:style>
    <style:style style:name="P3" style:family="paragraph" style:parent-style-name="Standard">
      <style:paragraph-properties fo:margin-top="0cm" fo:margin-bottom="0cm" style:contextual-spacing="false"/>
      <style:text-properties fo:font-size="11pt" officeooo:rsid="003581a8" style:font-size-asian="11pt" style:font-size-complex="11pt"/>
    </style:style>
    <style:style style:name="P4"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155bd" officeooo:paragraph-rsid="004c1697" style:font-name-asian="Calibri-Bold" style:font-size-asian="11pt" style:font-style-asian="normal" style:font-weight-asian="normal" style:font-name-complex="Calibri-Bold" style:font-size-complex="11pt" style:font-style-complex="normal" style:font-weight-complex="normal"/>
    </style:style>
    <style:style style:name="P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b8ec3"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6"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6b8ec3"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ebc19"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4016a8"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2df27"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3c187"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3c187" officeooo:paragraph-rsid="0053fe76"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738bf7"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738bf7" officeooo:paragraph-rsid="0055f3b6"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738bf7" officeooo:paragraph-rsid="00568610"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725246"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714b6f"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style:contextual-spacing="false" fo:text-align="justify" style:justify-single-word="false" style:text-autospace="none"/>
      <style:text-properties fo:color="#000000" style:font-name="Calibri" fo:font-size="11pt" fo:font-style="normal" style:text-underline-style="none" fo:font-weight="normal" officeooo:paragraph-rsid="00521bd0" style:font-name-asian="TTE1C28908t00" style:font-size-asian="11pt" style:font-style-asian="normal" style:font-weight-asian="normal" style:font-name-complex="TTE1C28908t00" style:font-size-complex="11pt" style:font-style-complex="normal" style:font-weight-complex="normal"/>
    </style:style>
    <style:style style:name="P18"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b8ec3" officeooo:paragraph-rsid="00528d48" style:font-size-asian="11pt" style:font-weight-asian="normal" style:font-size-complex="11pt" style:font-weight-complex="normal"/>
    </style:style>
    <style:style style:name="P19"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cc1db" officeooo:paragraph-rsid="00528d48" style:font-size-asian="11pt" style:font-weight-asian="normal" style:font-size-complex="11pt" style:font-weight-complex="normal"/>
    </style:style>
    <style:style style:name="P20"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ebc19" officeooo:paragraph-rsid="00528d48" style:font-size-asian="11pt" style:font-weight-asian="normal" style:font-size-complex="11pt" style:font-weight-complex="normal"/>
    </style:style>
    <style:style style:name="P21"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2pt" fo:font-style="normal" style:text-underline-style="none" fo:font-weight="bold" officeooo:rsid="004c1697" officeooo:paragraph-rsid="004c1697" style:font-name-asian="Calibri-Bold" style:font-size-asian="12pt" style:font-style-asian="normal" style:font-weight-asian="bold" style:font-name-complex="Calibri-Bold" style:font-size-complex="12pt" style:font-style-complex="normal" style:font-weight-complex="bold"/>
    </style:style>
    <style:style style:name="P22" style:family="paragraph" style:parent-style-name="Table_20_Contents">
      <style:paragraph-properties fo:margin-top="0cm" fo:margin-bottom="0cm" style:contextual-spacing="false" fo:text-align="justify" style:justify-single-word="false" fo:background-color="#ffffff" style:text-autospace="none">
        <style:background-image/>
      </style:paragraph-properties>
      <style:text-properties style:font-name="Calibri" fo:font-size="11pt" officeooo:paragraph-rsid="002367eb" style:font-size-asian="11pt" style:font-size-complex="11pt"/>
    </style:style>
    <style:style style:name="P23" style:family="paragraph" style:parent-style-name="Table_20_Contents">
      <style:paragraph-properties fo:text-align="justify" style:justify-single-word="false"/>
      <style:text-properties style:font-name="Calibri" fo:font-size="11pt" style:font-size-asian="11pt" style:font-size-complex="11pt"/>
    </style:style>
    <style:style style:name="P24"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officeooo:rsid="006ebc19" officeooo:paragraph-rsid="00528d48"/>
    </style:style>
    <style:style style:name="P26" style:family="paragraph" style:parent-style-name="Table_20_Contents">
      <style:paragraph-properties fo:text-align="start" style:justify-single-word="false"/>
      <style:text-properties fo:font-weight="bold" officeooo:rsid="006ebc19" officeooo:paragraph-rsid="00528d48" style:font-weight-asian="bold" style:font-weight-complex="bold"/>
    </style:style>
    <style:style style:name="P27" style:family="paragraph" style:parent-style-name="Table_20_Contents">
      <style:paragraph-properties fo:text-align="center" style:justify-single-word="false"/>
      <style:text-properties fo:font-weight="bold" officeooo:rsid="00738bf7" officeooo:paragraph-rsid="0055c6dd" style:font-weight-asian="bold" style:font-weight-complex="bold"/>
    </style:style>
    <style:style style:name="P28" style:family="paragraph" style:parent-style-name="Table_20_Contents">
      <style:paragraph-properties fo:text-align="center" style:justify-single-word="false"/>
      <style:text-properties fo:font-size="10pt" fo:font-weight="bold" officeooo:rsid="00738bf7" officeooo:paragraph-rsid="0055c6dd"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fo:font-size="10pt" fo:font-weight="bold" officeooo:rsid="00738bf7" officeooo:paragraph-rsid="0055c6dd"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font-size="10pt" officeooo:rsid="00733f8a" officeooo:paragraph-rsid="0055c6dd" style:font-size-asian="10pt" style:font-size-complex="10pt"/>
    </style:style>
    <style:style style:name="P31" style:family="paragraph" style:parent-style-name="Table_20_Contents">
      <style:paragraph-properties fo:text-align="justify" style:justify-single-word="false"/>
      <style:text-properties fo:font-size="10pt" officeooo:rsid="00733f8a" officeooo:paragraph-rsid="0055c6dd" style:font-size-asian="10pt" style:font-size-complex="10pt"/>
    </style:style>
    <style:style style:name="P32" style:family="paragraph" style:parent-style-name="Table_20_Contents">
      <style:paragraph-properties fo:text-align="justify" style:justify-single-word="false"/>
      <style:text-properties fo:font-size="10pt" officeooo:rsid="00738bf7" officeooo:paragraph-rsid="0055c6dd" style:font-size-asian="10pt" style:font-size-complex="10pt"/>
    </style:style>
    <style:style style:name="P33" style:family="paragraph" style:parent-style-name="Table_20_Contents">
      <style:paragraph-properties fo:text-align="center" style:justify-single-word="false"/>
      <style:text-properties fo:font-size="13pt" fo:font-weight="bold" officeooo:rsid="00733f8a" officeooo:paragraph-rsid="0055c6dd" style:font-size-asian="13pt" style:font-weight-asian="bold" style:font-size-complex="13pt" style:font-weight-complex="bold"/>
    </style:style>
    <style:style style:name="P34" style:family="paragraph" style:parent-style-name="Table_20_Contents">
      <style:paragraph-properties fo:text-align="center" style:justify-single-word="false"/>
      <style:text-properties officeooo:rsid="00733f8a" officeooo:paragraph-rsid="0055c6dd"/>
    </style:style>
    <style:style style:name="P35" style:family="paragraph" style:parent-style-name="Table_20_Contents">
      <style:paragraph-properties fo:text-align="justify" style:justify-single-word="false"/>
      <style:text-properties officeooo:rsid="00733f8a" officeooo:paragraph-rsid="0055c6dd"/>
    </style:style>
    <style:style style:name="P36" style:family="paragraph" style:parent-style-name="Table_20_Contents">
      <style:paragraph-properties fo:text-align="justify" style:justify-single-word="false"/>
      <style:text-properties fo:font-size="9pt" officeooo:rsid="00733f8a" officeooo:paragraph-rsid="0055c6dd" style:font-size-asian="9pt" style:font-size-complex="9pt"/>
    </style:style>
    <style:style style:name="P37" style:family="paragraph" style:parent-style-name="Table_20_Contents">
      <style:paragraph-properties fo:text-align="start" style:justify-single-word="false"/>
      <style:text-properties fo:font-size="9pt" officeooo:rsid="00733f8a" officeooo:paragraph-rsid="0055c6dd" style:font-size-asian="9pt" style:font-size-complex="9pt"/>
    </style:style>
    <style:style style:name="P38"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39" style:family="paragraph" style:parent-style-name="Table_20_Contents">
      <style:paragraph-properties fo:text-align="start"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40" style:family="paragraph" style:parent-style-name="Table_20_Contents">
      <style:paragraph-properties fo:text-align="justify"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41"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42"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officeooo:paragraph-rsid="0051b14d" style:font-size-asian="11pt" style:font-size-complex="11pt"/>
    </style:style>
    <style:style style:name="P43" style:family="paragraph" style:parent-style-name="Standard">
      <style:paragraph-properties fo:margin-left="0cm" fo:margin-right="0cm"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826cm"/>
        </style:tab-stops>
      </style:paragraph-properties>
      <style:text-properties fo:color="#000000" style:font-name="Calibri" fo:font-size="11pt" officeooo:paragraph-rsid="004a4d8c" style:font-size-asian="11pt" style:font-size-complex="11pt"/>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826cm"/>
        </style:tab-stops>
      </style:paragraph-properties>
      <style:text-properties fo:color="#000000" style:font-name="Calibri" fo:font-size="11pt" officeooo:rsid="003b0a00" officeooo:paragraph-rsid="004a4d8c" style:font-size-asian="11pt" style:font-size-complex="11pt"/>
    </style:style>
    <style:style style:name="P46" style:family="paragraph" style:parent-style-name="Standard">
      <style:paragraph-properties fo:text-align="center" style:justify-single-word="false" fo:padding="0.049cm" fo:border="0.06pt solid #000000" style:shadow="none"/>
      <style:text-properties officeooo:paragraph-rsid="0020002a"/>
    </style:style>
    <style:style style:name="P47" style:family="paragraph" style:parent-style-name="Standard">
      <style:text-properties fo:font-size="11pt" style:font-size-asian="11pt" style:font-size-complex="11pt"/>
    </style:style>
    <style:style style:name="P48" style:family="paragraph" style:parent-style-name="Standard">
      <style:paragraph-properties fo:text-align="justify" style:justify-single-word="false"/>
      <style:text-properties fo:color="#000000" style:font-name="Calibri" fo:font-size="11pt" fo:font-weight="bold" style:font-size-asian="11pt" style:font-weight-asian="bold" style:font-size-complex="11pt" style:font-weight-complex="bold"/>
    </style:style>
    <style:style style:name="P49" style:family="paragraph" style:parent-style-name="Standard" style:list-style-name="L1">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51b14d" officeooo:paragraph-rsid="0051b14d" style:font-name-asian="TTE1C28908t00" style:font-size-asian="11pt" style:font-style-asian="normal" style:font-weight-asian="normal" style:font-name-complex="TTE1C28908t00" style:font-size-complex="11pt" style:font-style-complex="normal" style:font-weight-complex="normal"/>
    </style:style>
    <style:style style:name="P50" style:family="paragraph" style:parent-style-name="Standard" style:list-style-name="L1">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521bd0" officeooo:paragraph-rsid="00521bd0" style:font-name-asian="TTE1C28908t00" style:font-size-asian="11pt" style:font-style-asian="normal" style:font-weight-asian="normal" style:font-name-complex="TTE1C28908t00" style:font-size-complex="11pt" style:font-style-complex="normal" style:font-weight-complex="normal"/>
    </style:style>
    <style:style style:name="P51"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521bd0" officeooo:paragraph-rsid="00521bd0" style:font-name-asian="TTE1C28908t00" style:font-size-asian="11pt" style:font-style-asian="normal" style:font-weight-asian="normal" style:font-name-complex="TTE1C28908t00" style:font-size-complex="11pt" style:font-style-complex="normal" style:font-weight-complex="normal"/>
    </style:style>
    <style:style style:name="P52" style:family="paragraph" style:parent-style-name="Standard">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521bd0" officeooo:paragraph-rsid="00521bd0" style:font-name-asian="TTE1C28908t00" style:font-size-asian="11pt" style:font-style-asian="normal" style:font-weight-asian="normal" style:font-name-complex="TTE1C28908t00" style:font-size-complex="11pt" style:font-style-complex="normal" style:font-weight-complex="normal"/>
    </style:style>
    <style:style style:name="P53" style:family="paragraph" style:parent-style-name="Standard" style:list-style-name="L1">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54" style:family="paragraph" style:parent-style-name="Standard" style:list-style-name="L3">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b8ec3"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55"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b8ec3"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56" style:family="paragraph" style:parent-style-name="Standard" style:list-style-name="L9">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6b8ec3"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57"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ebc19"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58"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e0930"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59" style:family="paragraph" style:parent-style-name="Standard" style:list-style-name="L5">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2df27"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60" style:family="paragraph" style:parent-style-name="Standard" style:list-style-name="L6">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2df27"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61"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3c187"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62" style:family="paragraph" style:parent-style-name="Standard" style:list-style-name="L7">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3c187"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6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28d48"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64" style:family="paragraph" style:parent-style-name="Standard" style:list-style-name="L8">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28d48"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6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3fe76" officeooo:paragraph-rsid="0053fe76" style:font-name-asian="Calibri-Bold" style:font-size-asian="11pt" style:font-style-asian="normal" style:font-weight-asian="normal" style:font-name-complex="Calibri-Bold" style:font-size-complex="11pt"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3fe76"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714b6f"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68" style:family="paragraph" style:parent-style-name="Standard" style:list-style-name="L9">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738bf7"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69"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5c6dd"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70"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5f3b6"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71"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68610" officeooo:paragraph-rsid="0055f3b6" style:font-name-asian="Calibri-Bold" style:font-size-asian="11pt" style:font-style-asian="normal" style:font-weight-asian="normal" style:font-name-complex="Calibri-Bold" style:font-size-complex="11pt" style:font-style-complex="normal" style:font-weight-complex="normal"/>
    </style:style>
    <style:style style:name="P72"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68610" officeooo:paragraph-rsid="00568610" style:font-name-asian="Calibri-Bold" style:font-size-asian="11pt" style:font-style-asian="normal" style:font-weight-asian="normal" style:font-name-complex="Calibri-Bold" style:font-size-complex="11pt" style:font-style-complex="normal" style:font-weight-complex="normal"/>
    </style:style>
    <style:style style:name="P7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68610" officeooo:paragraph-rsid="00568610" style:font-name-asian="Calibri-Bold" style:font-size-asian="11pt" style:font-style-asian="normal" style:font-weight-asian="normal" style:font-name-complex="Calibri-Bold" style:font-size-complex="11pt" style:font-style-complex="normal" style:font-weight-complex="normal"/>
    </style:style>
    <style:style style:name="P74"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528d48" officeooo:paragraph-rsid="00528d48" style:font-name-asian="Calibri-Bold" style:font-size-asian="12pt" style:font-style-asian="normal" style:font-weight-asian="bold" style:font-name-complex="Calibri-Bold" style:font-size-complex="12pt" style:font-style-complex="normal" style:font-weight-complex="bold"/>
    </style:style>
    <style:style style:name="P7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55c6dd" officeooo:paragraph-rsid="0055c6dd" style:font-name-asian="Calibri-Bold" style:font-size-asian="12pt" style:font-style-asian="normal" style:font-weight-asian="bold" style:font-name-complex="Calibri-Bold" style:font-size-complex="12pt" style:font-style-complex="normal" style:font-weight-complex="bold"/>
    </style:style>
    <style:style style:name="P76"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2pt" fo:font-style="normal" style:text-underline-style="none" fo:font-weight="bold" officeooo:rsid="0055c6dd" officeooo:paragraph-rsid="0055c6dd" style:font-name-asian="Calibri-Bold" style:font-size-asian="12pt" style:font-style-asian="normal" style:font-weight-asian="bold" style:font-name-complex="Calibri-Bold" style:font-size-complex="12pt" style:font-style-complex="normal" style:font-weight-complex="bold"/>
    </style:style>
    <style:style style:name="P77" style:family="paragraph" style:parent-style-name="Standard" style:list-style-name="L7">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Calibri" fo:font-size="10.5pt" fo:font-style="normal" style:text-underline-style="none" fo:font-weight="normal" officeooo:rsid="001cfde3" officeooo:paragraph-rsid="00528d48" style:font-name-asian="Calibri-Bold" style:font-size-asian="10.5pt" style:font-style-asian="normal" style:font-weight-asian="normal" style:font-name-complex="Calibri-Bold" style:font-size-complex="10.5pt" style:font-style-complex="normal" style:font-weight-complex="normal"/>
    </style:style>
    <style:style style:name="P78"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fo:font-size="11pt" officeooo:paragraph-rsid="00528d48" style:font-size-asian="11pt" style:font-size-complex="11pt"/>
    </style:style>
    <style:style style:name="P79"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font-size="11pt" officeooo:rsid="003581a8" officeooo:paragraph-rsid="004c1697" style:font-size-asian="11pt" style:font-size-complex="11pt"/>
    </style:style>
    <style:style style:name="P80" style:family="paragraph" style:parent-style-name="Heading" style:master-page-name="Standard">
      <style:paragraph-properties fo:text-align="center" style:justify-single-word="false" style:page-number="auto" fo:padding="0.049cm" fo:border="0.06pt solid #000000" style:shadow="none"/>
      <style:text-properties fo:font-size="20pt" officeooo:paragraph-rsid="0020002a" style:font-size-asian="20pt" style:font-size-complex="20pt"/>
    </style:style>
    <style:style style:name="P81" style:family="paragraph" style:parent-style-name="Heading_20_1">
      <style:paragraph-properties fo:margin-top="0cm" fo:margin-bottom="0cm" style:contextual-spacing="false"/>
      <style:text-properties fo:font-size="12pt" officeooo:rsid="00521bd0" officeooo:paragraph-rsid="00521bd0" style:font-size-asian="12pt" style:font-size-complex="12pt"/>
    </style:style>
    <style:style style:name="P82" style:family="paragraph" style:parent-style-name="Heading_20_1">
      <style:paragraph-properties fo:margin-top="0cm" fo:margin-bottom="0cm" style:contextual-spacing="false"/>
      <style:text-properties fo:font-size="12pt" officeooo:rsid="00528d48" officeooo:paragraph-rsid="00528d48" style:font-size-asian="12pt" style:font-size-complex="12pt"/>
    </style:style>
    <style:style style:name="T1" style:family="text">
      <style:text-properties officeooo:rsid="004c1697"/>
    </style:style>
    <style:style style:name="T2" style:family="text">
      <style:text-properties officeooo:rsid="00528d48"/>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officeooo:rsid="004a4d8c" style:font-weight-asian="normal" style:font-weight-complex="normal"/>
    </style:style>
    <style:style style:name="T6" style:family="text">
      <style:text-properties style:text-underline-style="none" officeooo:rsid="0051b14d"/>
    </style:style>
    <style:style style:name="T7" style:family="text">
      <style:text-properties style:text-position="super 58%"/>
    </style:style>
    <style:style style:name="T8" style:family="text">
      <style:text-properties style:text-position="super 58%" officeooo:rsid="00528d48"/>
    </style:style>
    <style:style style:name="T9" style:family="text">
      <style:text-properties fo:font-weight="bold" style:font-weight-asian="bold" style:font-weight-complex="bold"/>
    </style:style>
    <style:style style:name="T10" style:family="text">
      <style:text-properties fo:font-weight="bold" officeooo:rsid="004a4d8c" style:font-weight-asian="bold" style:font-weight-complex="bold"/>
    </style:style>
    <style:style style:name="T11" style:family="text">
      <style:text-properties fo:font-weight="bold" officeooo:rsid="0051b14d" style:font-weight-asian="bold" style:font-weight-complex="bold"/>
    </style:style>
    <style:style style:name="T12" style:family="text">
      <style:text-properties officeooo:rsid="001f2022"/>
    </style:style>
    <style:style style:name="T13" style:family="text">
      <style:text-properties officeooo:rsid="0024cef0"/>
    </style:style>
    <style:style style:name="T14" style:family="text">
      <style:text-properties fo:color="#000000" style:font-name="Calibri" fo:font-style="normal" style:text-underline-style="none" fo:font-weight="normal" officeooo:rsid="006e0930" style:font-name-asian="Calibri-Bold" style:font-style-asian="normal" style:font-weight-asian="normal" style:font-name-complex="Calibri-Bold" style:font-style-complex="normal" style:font-weight-complex="normal"/>
    </style:style>
    <style:style style:name="T15" style:family="text">
      <style:text-properties fo:color="#000000" style:font-name="Calibri" fo:font-style="normal" style:text-underline-style="none" fo:font-weight="normal" officeooo:rsid="006b8ec3" style:font-name-asian="Calibri-Bold" style:font-style-asian="normal" style:font-weight-asian="normal" style:font-name-complex="Calibri-Bold" style:font-style-complex="normal" style:font-weight-complex="normal"/>
    </style:style>
    <style:style style:name="T16" style:family="text">
      <style:text-properties officeooo:rsid="002ed2a3"/>
    </style:style>
    <style:style style:name="T17" style:family="text">
      <style:text-properties officeooo:rsid="00307b4e"/>
    </style:style>
    <style:style style:name="T18" style:family="text">
      <style:text-properties officeooo:rsid="003a7427"/>
    </style:style>
    <style:style style:name="T19" style:family="text">
      <style:text-properties officeooo:rsid="003b0a00"/>
    </style:style>
    <style:style style:name="T20" style:family="text">
      <style:text-properties officeooo:rsid="004340c1"/>
    </style:style>
    <style:style style:name="T21" style:family="text">
      <style:text-properties officeooo:rsid="004a4d8c"/>
    </style:style>
    <style:style style:name="T22" style:family="text">
      <style:text-properties officeooo:rsid="0051b14d"/>
    </style:style>
    <style:style style:name="T23" style:family="text">
      <style:text-properties officeooo:rsid="00521bd0"/>
    </style:style>
    <style:style style:name="T24" style:family="text">
      <style:text-properties officeooo:rsid="006ebc19"/>
    </style:style>
    <style:style style:name="T25" style:family="text">
      <style:text-properties officeooo:rsid="006f9ba0"/>
    </style:style>
    <style:style style:name="T26" style:family="text">
      <style:text-properties officeooo:rsid="006cc1db"/>
    </style:style>
    <style:style style:name="T27" style:family="text">
      <style:text-properties officeooo:rsid="006fa3ff"/>
    </style:style>
    <style:style style:name="T28" style:family="text">
      <style:text-properties officeooo:rsid="0068553e"/>
    </style:style>
    <style:style style:name="T29" style:family="text">
      <style:text-properties officeooo:rsid="006b8ec3"/>
    </style:style>
    <style:style style:name="T30" style:family="text">
      <style:text-properties officeooo:rsid="006c31ad"/>
    </style:style>
    <style:style style:name="T31" style:family="text">
      <style:text-properties officeooo:rsid="00697fbb"/>
    </style:style>
    <style:style style:name="T32" style:family="text">
      <style:text-properties officeooo:rsid="006e0930"/>
    </style:style>
    <style:style style:name="T33" style:family="text">
      <style:text-properties officeooo:rsid="0063b9f1"/>
    </style:style>
    <style:style style:name="T34" style:family="text">
      <style:text-properties officeooo:rsid="006597f2"/>
    </style:style>
    <style:style style:name="T35" style:family="text">
      <style:text-properties officeooo:rsid="0053fe76"/>
    </style:style>
    <style:style style:name="T36" style:family="text">
      <style:text-properties officeooo:rsid="0055c6dd"/>
    </style:style>
    <style:style style:name="T37" style:family="text">
      <style:text-properties officeooo:rsid="007577d2"/>
    </style:style>
    <style:style style:name="T38" style:family="text">
      <style:text-properties officeooo:rsid="00714b6f"/>
    </style:style>
    <style:style style:name="T39" style:family="text">
      <style:text-properties officeooo:rsid="00725246"/>
    </style:style>
    <style:style style:name="T40" style:family="text">
      <style:text-properties officeooo:rsid="00733f8a"/>
    </style:style>
    <style:style style:name="T41" style:family="text">
      <style:text-properties officeooo:rsid="0074cf30"/>
    </style:style>
    <style:style style:name="T42" style:family="text">
      <style:text-properties officeooo:rsid="00738bf7"/>
    </style:style>
    <style:style style:name="T43" style:family="text">
      <style:text-properties officeooo:rsid="0055f3b6"/>
    </style:style>
    <style:style style:name="T44" style:family="text">
      <style:text-properties officeooo:rsid="00568610"/>
    </style:style>
    <style:style style:name="T45" style:family="text">
      <style:text-properties fo:font-style="italic" fo:font-weight="bold" officeooo:rsid="0055c6dd" style:font-style-asian="italic" style:font-weight-asian="bold" style:font-style-complex="italic" style:font-weight-complex="bold"/>
    </style:style>
    <style:style style:name="T46" style:family="text">
      <style:text-properties fo:font-style="italic" fo:font-weight="bold" officeooo:rsid="0055f3b6" style:font-style-asian="italic" style:font-weight-asian="bold" style:font-style-complex="italic" style:font-weight-complex="bold"/>
    </style:style>
    <style:style style:name="T47" style:family="text">
      <style:text-properties fo:font-style="italic" fo:font-weight="bold" officeooo:rsid="00568610" style:font-style-asian="italic" style:font-weight-asian="bold" style:font-style-complex="italic" style:font-weight-complex="bold"/>
    </style:style>
    <style:style style:name="T48" style:family="text">
      <style:text-properties officeooo:rsid="0058cda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COMPTE-RENDU DU CONSEIL MUNICIPAL DE LA COMMUNE DE MONTREUIL-EN-TOURAINE</text:p>
      <text:p text:style-name="P46"><text:span text:style-name="T9">Séance du </text:span><text:span text:style-name="T11">19 février</text:span><text:span text:style-name="T10"> 2015</text:span><text:tab/><text:tab/><text:tab/>D<text:span text:style-name="T9">ate de la convocation</text:span> :<text:span text:style-name="T4"> </text:span><text:span text:style-name="T6">14 février</text:span><text:span text:style-name="T5"> 2015</text:span></text:p>
      <text:p text:style-name="P47"><text:span text:style-name="T9">Nombre de conseillers en exercice</text:span> : 15</text:p>
      <text:p text:style-name="P47"><text:span text:style-name="T9">Nombre de présents</text:span> : 1<text:span text:style-name="T22">1</text:span></text:p>
      <text:p text:style-name="P47"><text:span text:style-name="T9">Nombre d’exprimés</text:span> : 1<text:span text:style-name="T22">1</text:span></text:p>
      <text:p text:style-name="P43">L’an deux mil qu<text:span text:style-name="T21">inze</text:span> le <text:span text:style-name="T22">19 février</text:span><text:span text:style-name="T20"> </text:span>à dix-<text:span text:style-name="T20">neuf</text:span><text:span text:style-name="T13"> </text:span><text:span text:style-name="T16">heures</text:span>, le Conseil Municipal de cette commune, régulièrement convoqué, s’est réuni au nombre prescrit par la loi, dans le lieu habituel de ses séances, sous la présidence de Monsieur Jean-Luc Padiolleau, Maire.</text:p>
      <text:p text:style-name="P42"><text:span text:style-name="T3">Présents</text:span> : M . Padiolleau Jean-Luc, M. Bigot Patrick, <text:span text:style-name="T20">Mme Morlec Chantal, </text:span><text:span text:style-name="T19">M. Adumeau Jean Claude, </text:span>M. Derogis Philippe, Mme Cambronne-Bobin Isabelle, Mme Cicutti Mireille, M. Galimant Christian,<text:span text:style-name="T19"> </text:span><text:span text:style-name="T21"><text:s/></text:span><text:span text:style-name="T13">Mme Denis Isabelle , </text:span><text:span text:style-name="T17">Mme Roquin Michelle, <text:s/></text:span><text:span text:style-name="T20">Mme Bernier Marie</text:span></text:p>
      <text:p text:style-name="P44"><text:span text:style-name="T3">Absents</text:span> :<text:span text:style-name="T20"> <text:s/>M. Massue Jean-Emmanuel <text:s/></text:span><text:span text:style-name="T19">Mme Mauchien Shirley, </text:span><text:span text:style-name="T21">M. Gratteau Cédric, </text:span><text:span text:style-name="T17">M. Ménard Mathieu</text:span></text:p>
      <text:p text:style-name="P45"/>
      <text:p text:style-name="P41"><text:span text:style-name="T3">Secrétaire de séance</text:span> : <text:span text:style-name="T22">Mme Denis Isabelle</text:span></text:p>
      <text:p text:style-name="P48">Ordre du jour :</text:p>
      <text:list xml:id="list4283047400950051954" text:style-name="L1">
        <text:list-item>
          <text:list>
            <text:list-item>
              <text:p text:style-name="P49">Vote des comptes administratifs 2014</text:p>
            </text:list-item>
            <text:list-item>
              <text:p text:style-name="P50">Fonds de concours CCVA pour le financement du commerce</text:p>
            </text:list-item>
            <text:list-item>
              <text:p text:style-name="P50">Participation aux frais de piscine</text:p>
            </text:list-item>
            <text:list-item>
              <text:p text:style-name="P50">Modification des statuts du SIEIL</text:p>
            </text:list-item>
            <text:list-item>
              <text:p text:style-name="P50">Location de la salle des fêtes</text:p>
            </text:list-item>
            <text:list-item>
              <text:p text:style-name="P50">CCVA : orientations 2015</text:p>
            </text:list-item>
            <text:list-item>
              <text:p text:style-name="P50">Informations sur différents points en voirie</text:p>
            </text:list-item>
            <text:list-item>
              <text:p text:style-name="P53">Question<text:span text:style-name="T19">s </text:span>diverse<text:span text:style-name="T19">s</text:span></text:p>
            </text:list-item>
          </text:list>
        </text:list-item>
      </text:list>
      <text:list xml:id="list2503568835361477880" text:style-name="L2">
        <text:list-item>
          <text:list>
            <text:list-item>
              <text:p text:style-name="P51">point sur la distribution des documents</text:p>
            </text:list-item>
            <text:list-item>
              <text:p text:style-name="P51">Embauche d'un emploi avenir en emploi technique</text:p>
            </text:list-item>
            <text:list-item>
              <text:p text:style-name="P51">Permanence des élections départementales</text:p>
            </text:list-item>
          </text:list>
        </text:list-item>
      </text:list>
      <text:p text:style-name="P52"/>
      <text:p text:style-name="P52"/>
      <text:p text:style-name="P17"><text:span text:style-name="T23">Monsieur le Maire informe l'assemblée que n'ayant pas reçu les compte de gestion de la Trésorerie, le conseil ne pouvait pas voter les comptes administratifs. </text:span><text:span text:style-name="T44">Par ailleurs il convient d'ajouter un point à l'ordre du jour concernant le changement des photocopieurs de la Mairie. </text:span><text:span text:style-name="T23">Monsieur le Maire demande l'approbation des élus pour </text:span><text:span text:style-name="T44">modifier</text:span><text:span text:style-name="T23"> l'ordre du jour. <text:s/>Les conseillers municipaux valident à l'unanimité la proposition de M. Padiolleau.</text:span></text:p>
      <text:p text:style-name="P52"/>
      <text:p text:style-name="P52"/>
      <text:h text:style-name="P81" text:outline-level="1">Fonds de concours à la CCVA pour le financement du commerce</text:h>
      <text:p text:style-name="P18">Monsieur Padiolleau Jean-Luc, Maire, <text:span text:style-name="T26">présente aux conseillers municipaux le plan de financement proposé par la CCVA pour l'implantation du commerce sur la commune :</text:span></text:p>
      <text:p text:style-name="P19"/>
      <table:table table:name="Tableau2" table:style-name="Tableau2">
        <table:table-column table:style-name="Tableau2.A"/>
        <table:table-column table:style-name="Tableau2.B"/>
        <table:table-row table:style-name="Tableau2.1">
          <table:table-cell table:style-name="Tableau2.A1" office:value-type="string">
            <text:p text:style-name="P25">CCVA</text:p>
          </table:table-cell>
          <table:table-cell table:style-name="Tableau2.B1" office:value-type="string">
            <text:p text:style-name="P25">65 000€</text:p>
          </table:table-cell>
        </table:table-row>
        <table:table-row table:style-name="Tableau2.1">
          <table:table-cell table:style-name="Tableau2.A2" office:value-type="string">
            <text:p text:style-name="P25">DETR 30 %</text:p>
          </table:table-cell>
          <table:table-cell table:style-name="Tableau2.B2" office:value-type="string">
            <text:p text:style-name="P25">51 000€</text:p>
          </table:table-cell>
        </table:table-row>
        <table:table-row table:style-name="Tableau2.1">
          <table:table-cell table:style-name="Tableau2.A2" office:value-type="string">
            <text:p text:style-name="P25">Pays Loire Touraine 20 %</text:p>
          </table:table-cell>
          <table:table-cell table:style-name="Tableau2.B2" office:value-type="string">
            <text:p text:style-name="P25">34 000€</text:p>
          </table:table-cell>
        </table:table-row>
        <table:table-row table:style-name="Tableau2.1">
          <table:table-cell table:style-name="Tableau2.A2" office:value-type="string">
            <text:p text:style-name="P25">Fonds de concours Montreuil-en-Touraine</text:p>
          </table:table-cell>
          <table:table-cell table:style-name="Tableau2.B2" office:value-type="string">
            <text:p text:style-name="P25">20 000€</text:p>
          </table:table-cell>
        </table:table-row>
        <table:table-row table:style-name="Tableau2.1">
          <table:table-cell table:style-name="Tableau2.A2" office:value-type="string">
            <text:p text:style-name="P26">Coût total du projet</text:p>
          </table:table-cell>
          <table:table-cell table:style-name="Tableau2.B2" office:value-type="string">
            <text:p text:style-name="P26">170 000€</text:p>
          </table:table-cell>
        </table:table-row>
      </table:table>
      <text:p text:style-name="P20"/>
      <text:p text:style-name="P5"><text:soft-page-break/><text:span text:style-name="T24">Monsieur le Maire propose à l'assemblée que la commune </text:span><text:span text:style-name="T25">participe financièrement à l'implantation d'un commerce sur la commune</text:span><text:span text:style-name="T24"> </text:span><text:span text:style-name="T25">à hauteur de</text:span><text:span text:style-name="T24"> 20 000€ .</text:span></text:p>
      <text:p text:style-name="P7"/>
      <text:p text:style-name="P7">Après en avoir délibéré et à l'unanimité moins 1 voix (Madame Bobin-Cambronne partie prenante ne prend pas part au vote) décide :</text:p>
      <text:list xml:id="list7766016592572568433" text:style-name="L3">
        <text:list-item>
          <text:p text:style-name="P54"><text:span text:style-name="T27">U</text:span><text:span text:style-name="T24">n fonds de concours de 20 000€ sera versé à la CCVA. </text:span></text:p>
        </text:list-item>
        <text:list-item>
          <text:p text:style-name="P54"><text:span text:style-name="T24">La dépense sera </text:span><text:span text:style-name="T25">inscrite</text:span><text:span text:style-name="T24"> au compte 2041512 du budget principal</text:span></text:p>
        </text:list-item>
      </text:list>
      <text:p text:style-name="P7"/>
      <text:p text:style-name="P7"/>
      <text:h text:style-name="P82" text:outline-level="1">Participation aux frais de piscine dans le cadre du RPI</text:h>
      <text:p text:style-name="P18">Monsieur Padiolleau Jean-Luc, Maire, expose les faits à l'assemblée :</text:p>
      <text:p text:style-name="P8"><text:span text:style-name="T28">En 200</text:span><text:span text:style-name="T29">8</text:span><text:span text:style-name="T28">, la Communauté de communes Val d'Amboise prend la compétence sport pour laquelle la piscine Vallerey est déclarée d'intérêt communautaire. Les enfants relevant du RPI Neuillé</text:span><text:span text:style-name="T30">-</text:span><text:span text:style-name="T28">le</text:span><text:span text:style-name="T30">-</text:span><text:span text:style-name="T28">Lierre/Montreuil</text:span><text:span text:style-name="T30">-</text:span><text:span text:style-name="T28">en</text:span><text:span text:style-name="T30">-</text:span><text:span text:style-name="T28">Touraine bénéficient de cette prestation, or la commune de Montreuil</text:span><text:span text:style-name="T30">-</text:span><text:span text:style-name="T28">en</text:span><text:span text:style-name="T30">-</text:span><text:span text:style-name="T28">Touraine n'est pas membre de la communauté de communes Val d'Amboise </text:span><text:span text:style-name="T30">mais de la CC2R</text:span><text:span text:style-name="T28">. </text:span></text:p>
      <text:p text:style-name="P8"><text:span text:style-name="T28">En parallèle les attributions de compensation dont bénéficient les communes adhérant à la communauté </text:span><text:span text:style-name="T30">Val d'Amboise</text:span><text:span text:style-name="T28"> <text:s/>ont diminué afin de participer aux frais générés par la prise en charge de la piscine Vallerey.</text:span></text:p>
      <text:p text:style-name="P8"><text:span text:style-name="T28">La commune de Neuillé</text:span><text:span text:style-name="T30">-</text:span><text:span text:style-name="T28">le</text:span><text:span text:style-name="T30">-</text:span><text:span text:style-name="T28">Lierre, à ce titre, </text:span><text:span text:style-name="T31">sollicite une participation à la commune de Montreuil</text:span><text:span text:style-name="T30">-</text:span><text:span text:style-name="T31">en</text:span><text:span text:style-name="T30">-</text:span><text:span text:style-name="T31"> Touraine au prorata du nombre d'enfants qui bénéficient des cours de piscine. Elle établit une rétroactivité depuis 2008 date à laquelle la prestation </text:span><text:span text:style-name="T29">a été mise en application.</text:span></text:p>
      <text:p text:style-name="P8"><text:span text:style-name="T29">Le Maire de Neuillé</text:span><text:span text:style-name="T30">-</text:span><text:span text:style-name="T29">le</text:span><text:span text:style-name="T30">-</text:span><text:span text:style-name="T29">Lierre, Monsieur Foratier, transmet à Monsieur Padiolleau Jean-Luc, Maire, un tableau récapitulant les contributions dues qui s'élèvent à un coût global de 9 474,54€.</text:span></text:p>
      <text:p text:style-name="P5"/>
      <text:p text:style-name="P8"><text:span text:style-name="T29">Après en avoir débattu </text:span><text:span text:style-name="T30">et à l'unanimité</text:span><text:span text:style-name="T29">, le conseil municipal </text:span></text:p>
      <text:list xml:id="list2981729595504174888" text:style-name="L4">
        <text:list-item>
          <text:p text:style-name="P55"><text:span text:style-name="T32">Déclare que , r</text:span>elevant d'une compétence intercommunautaire, le seul interlocuteur susceptible de solliciter une contribution à la commune reste la CCVA</text:p>
        </text:list-item>
        <text:list-item>
          <text:p text:style-name="P58">Observe que <text:span text:style-name="T48">cette baisse d'</text:span>attribution de compensation est calculée au prorata du nombre d'habitants de la commune et non au nombre d'élèves. <text:span text:style-name="T48">(cf compte rendu du CLETC des séances de 2009)</text:span></text:p>
        </text:list-item>
        <text:list-item>
          <text:p text:style-name="P58">Précise que cette compétence ne s'applique pas qu'aux activités scolaires</text:p>
        </text:list-item>
        <text:list-item>
          <text:p text:style-name="P78"><text:span text:style-name="T14">Précise qu'a</text:span><text:span text:style-name="T15">ucune convention n'a été signée par les 2 communes disposant des conditions financières applicables dans le cas de la pratique de la piscine par les élèves de Montreuil en Touraine ,</text:span></text:p>
        </text:list-item>
        <text:list-item>
          <text:p text:style-name="P55">Rejette, par conséquent, la <text:span text:style-name="T48">requête formulée</text:span> par la commune de Neuillé-le-Lierre.</text:p>
        </text:list-item>
      </text:list>
      <text:p text:style-name="P4"/>
      <text:p text:style-name="P4"/>
      <text:p text:style-name="P21">3 – <text:span text:style-name="T2">Modification des statuts du SIEIL</text:span></text:p>
      <text:p text:style-name="P9">Le Comité syndical du SIEIL a approuvé par délibération du 17 octobre 2014 des modifications de ses statuts qui portent notamment sur l'ouverture à l'adhésion des communautés de communes aux compétences à la carte du SIEIL, la mise à jour juridique nécessaire de ces statuts, la validation d'une compétence « bornes de recharge pour véhicules électriques et hybrides » et la compétence « communications électroniques » complétée afin d'accompagner les communes dans les projets de déploiement proposés par le syndicat mixte ouvert créé par le Conseil Général d'Indre et Loire, en coordination de travaux.</text:p>
      <text:p text:style-name="P9"/>
      <text:p text:style-name="P9">En application de l'article L 5211-20 du Code général des collectivités territoriales, chaque adhérent au Syndicat Intercommunal d'Energie d'Indre et Loire doit à présent se prononcer sur l'adoption de ces nouveaux statuts du SIEIL.</text:p>
      <text:p text:style-name="P9"/>
      <text:p text:style-name="P9">Après en avoir délibéré, le Conseil municipal à <text:span text:style-name="T33">l'unanimité </text:span>:</text:p>
      <text:list xml:id="list4550167650909592173" text:style-name="L5">
        <text:list-item>
          <text:p text:style-name="P59">Vu la délibération du Comité syndical du SIEIL du 17 octobre 2014</text:p>
        </text:list-item>
      </text:list>
      <text:list xml:id="list8294829095169983616" text:style-name="L6">
        <text:list-item>
          <text:p text:style-name="P60">Vu les statuts modifiés du SIEIL</text:p>
        </text:list-item>
        <text:list-item>
          <text:p text:style-name="P60">Approuve la modification des statuts du SIEIL tels qu'annexés à la présente délibération.</text:p>
        </text:list-item>
      </text:list>
      <text:p text:style-name="P9"/>
      <text:p text:style-name="P9"/>
      <text:p text:style-name="P74">4 – Location de la salle des fêtes</text:p>
      <text:p text:style-name="P10">Monsieur Derogis Philippe, Adjoint au Maire, expose aux conseillers les demandes d'utilisation de la salle <text:soft-page-break/>des fêtes de certaines associations hors commune. Il s'agit de :</text:p>
      <text:list xml:id="list6897726904696038512" text:style-name="L7">
        <text:list-item>
          <text:p text:style-name="P62">l'association des parents d'élèves de Saint Ouen les Vignes afin d'organiser une soirée à thème</text:p>
        </text:list-item>
        <text:list-item>
          <text:p text:style-name="P62">une association humanitaire de Saint Ouen les Vignes « Les Indiens » qui souhaite y organiser leur repas annuel.</text:p>
        </text:list-item>
        <text:list-item>
          <text:p text:style-name="P62">Après en avoir débattu et à <text:span text:style-name="T34">l'unanimité </text:span>l'assemblée décide :</text:p>
        </text:list-item>
        <text:list-item>
          <text:p text:style-name="P62">de fixer le tarif de location à <text:span text:style-name="T34">100</text:span>€</text:p>
        </text:list-item>
        <text:list-item>
          <text:p text:style-name="P62">Une convention d'utilisation sera rédigée dans ce sens et signée par les parties, la commune de Montreuil en Touraine sera représentée par Monsieur le Maire.</text:p>
        </text:list-item>
      </text:list>
      <text:p text:style-name="P10"/>
      <text:p text:style-name="P10"/>
      <text:p text:style-name="P74">5 - CCVA : orientations 2015</text:p>
      <text:p text:style-name="P10"><text:span text:style-name="T2">M. Bigot, 1</text:span><text:span text:style-name="T8">er</text:span><text:span text:style-name="T2"> adjoint et Vice-Président de la communauté de communes, présente à l'assemblée les projets de mandature de la CCVA qui tiennent compte des projets territoriaux depuis 2009. Cette feuille de route sera présentée par l'EPCI à l'assemblée communale, sur demande, courant avril.</text:span></text:p>
      <text:p text:style-name="P63">Des travaux à hauteur de 4 millions sont projetés :</text:p>
      <text:list xml:id="list3544816494292502318" text:style-name="L8">
        <text:list-item>
          <text:p text:style-name="P64">Aménagement du parking de la gare d'Amboise</text:p>
        </text:list-item>
        <text:list-item>
          <text:p text:style-name="P64">fonds de concours pour le déplacement du stade « des 5 Tourangeaux » et a réalisation d'une piscine communautaire à la place intégrée dans un pôle culturel</text:p>
        </text:list-item>
        <text:list-item>
          <text:p text:style-name="P64">aménagement d'une aire d'accueil des gens du voyage</text:p>
        </text:list-item>
        <text:list-item>
          <text:p text:style-name="P64">Réalisation d'un centre international de séjour d'une capacité de 120 personnes</text:p>
        </text:list-item>
        <text:list-item>
          <text:p text:style-name="P64">Agrandissement du pôle vitivinicole</text:p>
        </text:list-item>
        <text:list-item>
          <text:p text:style-name="P64">Aménagement est-ouest de la ZI de la Boistardière</text:p>
        </text:list-item>
        <text:list-item>
          <text:p text:style-name="P64">Réalisation des travaux pour l'implantation d'un commerce sur Montreuil-en-Touraine .</text:p>
        </text:list-item>
      </text:list>
      <text:p text:style-name="P63"/>
      <text:p text:style-name="P63"/>
      <text:p text:style-name="P74">6 – Informations sur différents points de voiries</text:p>
      <text:p text:style-name="P11"><text:span text:style-name="T2">M. Adumeau Jean Claude, Adjoint, </text:span><text:span text:style-name="T35">expose</text:span><text:span text:style-name="T2"> </text:span><text:span text:style-name="T35">des aménagements à envisager sur certains axes routiers afin d'améliorer la sécurité des piétons :</text:span></text:p>
      <text:p text:style-name="P65">Au lieu dit « les cantines » : voie départementale en direction de Nazelle Négron. Les véhicules y circulent à vive allure, or cet axe est fréquenté le matin et le soir par les collégiens et les lycéens au départ et à l'arrivée du transport scolaire. Cette route ne présente aucun aménagement piéton et les enfants doivent circuler sur la chaussée. Il conviendrait, pour leur sécurité, de penser à améliorer l'infrastructure au niveau du carrefour pour la traversée de la route. Le conseil général propose dans un premier temps de réaliser un comptage vitesse/nombre de véhicules jour. </text:p>
      <text:p text:style-name="P65"/>
      <text:p text:style-name="P65">Au lieu dit « Les P<text:span text:style-name="T48">i</text:span>nsons » : Manque de signalisation afin de sécuriser le carrefour où les véhicules circulent sans contrôle aux intersections.</text:p>
      <text:p text:style-name="P65"/>
      <text:p text:style-name="P66">Au lieu dit « Pierre Bise » : Axe peu sécurisé pour le déplacement des piétons et plus particulièrement pour les collégiens et lycéens qui utilisent le transport scolaire.</text:p>
      <text:p text:style-name="P66"/>
      <text:p text:style-name="P66"/>
      <text:p text:style-name="P75">7 – Changement des photocopieurs</text:p>
      <text:p text:style-name="P6"><text:span text:style-name="T38">Monsieur le Maire explique à l'assemblée que </text:span><text:span text:style-name="T39">le parc photocopieur à la Mairie et à l'école est vieillissant et les </text:span><text:span text:style-name="T38">besoins futurs en scann</text:span><text:span text:style-name="T37">er</text:span><text:span text:style-name="T38"> suite à la mise en œuvre de la dématérialisation des échanges entre administrations </text:span><text:span text:style-name="T40">nécessite</text:span><text:span text:style-name="T38"> de changer les photocopieurs pour des appareils plus performants.</text:span></text:p>
      <text:p text:style-name="P15">Actuellement les 2 photocopieurs de la Mairie sont en location pour un coût mensuel de HT de 171,76€ et 33,69€. Le photocopieur de l'école appartient à la Mairie mais le coût mensuel copie s'élève à 79,57€HT.</text:p>
      <text:p text:style-name="P16"/>
      <text:p text:style-name="P16"/>
      <text:p text:style-name="P6"><text:span text:style-name="T38">3 entreprises ont été consultées : </text:span><text:span text:style-name="T40">Rex Rotary, Ricoh et Konica.</text:span><text:span text:style-name="T38"> M. Padiolleau présente aux conseillers une synthèse :</text:span></text:p>
      <text:p text:style-name="P16"/>
      <text:p text:style-name="P16"/>
      <text:p text:style-name="P16"/>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D"/>
        <table:table-column table:style-name="Tableau3.G" table:number-columns-repeated="3"/>
        <table:table-column table:style-name="Tableau3.J"/>
        <text:soft-page-break/>
        <table:table-row table:style-name="Tableau3.1">
          <table:table-cell table:style-name="Tableau3.A1" office:value-type="string">
            <text:p text:style-name="P28">Fournisseur</text:p>
          </table:table-cell>
          <table:table-cell table:style-name="Tableau3.A1" table:number-columns-spanned="3" office:value-type="string">
            <text:p text:style-name="P33">Rex Rotary</text:p>
          </table:table-cell>
          <table:covered-table-cell/>
          <table:covered-table-cell/>
          <table:table-cell table:style-name="Tableau3.A1" table:number-columns-spanned="3" office:value-type="string">
            <text:p text:style-name="P33">Ricoh</text:p>
          </table:table-cell>
          <table:covered-table-cell/>
          <table:covered-table-cell/>
          <table:table-cell table:style-name="Tableau3.H1" table:number-columns-spanned="3" office:value-type="string">
            <text:p text:style-name="P33">Konica</text:p>
          </table:table-cell>
          <table:covered-table-cell/>
          <table:covered-table-cell/>
        </table:table-row>
        <table:table-row table:style-name="Tableau3.1">
          <table:table-cell table:style-name="Tableau3.A2" office:value-type="string">
            <text:p text:style-name="P29">Localisation</text:p>
          </table:table-cell>
          <table:table-cell table:style-name="Tableau3.B2" office:value-type="string">
            <text:p text:style-name="P34">Accueil Mairie</text:p>
          </table:table-cell>
          <table:table-cell table:style-name="Tableau3.B2" office:value-type="string">
            <text:p text:style-name="P34">Etage Mairie</text:p>
          </table:table-cell>
          <table:table-cell table:style-name="Tableau3.B2" office:value-type="string">
            <text:p text:style-name="P34">Ecole</text:p>
          </table:table-cell>
          <table:table-cell table:style-name="Tableau3.B2" office:value-type="string">
            <text:p text:style-name="P34">Accueil Mairie</text:p>
          </table:table-cell>
          <table:table-cell table:style-name="Tableau3.B2" office:value-type="string">
            <text:p text:style-name="P34">Etage Mairie</text:p>
          </table:table-cell>
          <table:table-cell table:style-name="Tableau3.B2" office:value-type="string">
            <text:p text:style-name="P34">Ecole</text:p>
          </table:table-cell>
          <table:table-cell table:style-name="Tableau3.B2" office:value-type="string">
            <text:p text:style-name="P34">Accueil Mairie</text:p>
          </table:table-cell>
          <table:table-cell table:style-name="Tableau3.B2" office:value-type="string">
            <text:p text:style-name="P34">Etage Mairie</text:p>
          </table:table-cell>
          <table:table-cell table:style-name="Tableau3.J2" office:value-type="string">
            <text:p text:style-name="P34">Ecole</text:p>
          </table:table-cell>
        </table:table-row>
        <table:table-row table:style-name="Tableau3.1">
          <table:table-cell table:style-name="Tableau3.A5" office:value-type="string">
            <text:p text:style-name="P30">Durée du contrat</text:p>
          </table:table-cell>
          <table:table-cell table:style-name="Tableau3.B3" office:value-type="string">
            <text:p text:style-name="P35">60 mois</text:p>
          </table:table-cell>
          <table:table-cell table:style-name="Tableau3.C3" office:value-type="string">
            <text:p text:style-name="P35">60 mois</text:p>
          </table:table-cell>
          <table:table-cell table:style-name="Tableau3.D3" office:value-type="string">
            <text:p text:style-name="P35">60 mois</text:p>
          </table:table-cell>
          <table:table-cell table:style-name="Tableau3.E5" office:value-type="string">
            <text:p text:style-name="P35">60 mois</text:p>
          </table:table-cell>
          <table:table-cell table:style-name="Tableau3.F5" office:value-type="string">
            <text:p text:style-name="P35">60 mois</text:p>
          </table:table-cell>
          <table:table-cell table:style-name="Tableau3.G5" office:value-type="string">
            <text:p text:style-name="P35">60 mois</text:p>
          </table:table-cell>
          <table:table-cell table:style-name="Tableau3.H3" office:value-type="string">
            <text:p text:style-name="P35">60 mois</text:p>
          </table:table-cell>
          <table:table-cell table:style-name="Tableau3.I3" office:value-type="string">
            <text:p text:style-name="P35">60 mois</text:p>
          </table:table-cell>
          <table:table-cell table:style-name="Tableau3.J3" office:value-type="string">
            <text:p text:style-name="P35">60 mois</text:p>
          </table:table-cell>
        </table:table-row>
        <table:table-row table:style-name="Tableau3.1">
          <table:table-cell table:style-name="Tableau3.A5" office:value-type="string">
            <text:p text:style-name="P31">scan</text:p>
          </table:table-cell>
          <table:table-cell table:style-name="Tableau3.B4" office:value-type="string">
            <text:p text:style-name="P36">R/V en 2 fois</text:p>
          </table:table-cell>
          <table:table-cell table:style-name="Tableau3.C4" office:value-type="string">
            <text:p text:style-name="P37">R/V en 2 fois</text:p>
          </table:table-cell>
          <table:table-cell table:style-name="Tableau3.D4" office:value-type="string">
            <text:p text:style-name="P37">R/V en 2 fois</text:p>
          </table:table-cell>
          <table:table-cell table:style-name="Tableau3.E5" office:value-type="string">
            <text:p text:style-name="P36">R/V en 1 fois</text:p>
          </table:table-cell>
          <table:table-cell table:style-name="Tableau3.F5" office:value-type="string">
            <text:p text:style-name="P36">R/V en 1 fois</text:p>
          </table:table-cell>
          <table:table-cell table:style-name="Tableau3.G5" office:value-type="string">
            <text:p text:style-name="P36">R/V en 1 fois</text:p>
          </table:table-cell>
          <table:table-cell table:style-name="Tableau3.H4" office:value-type="string">
            <text:p text:style-name="P36">R/V en 1 fois</text:p>
          </table:table-cell>
          <table:table-cell table:style-name="Tableau3.I4" office:value-type="string">
            <text:p text:style-name="P36">R/V en 2 fois</text:p>
          </table:table-cell>
          <table:table-cell table:style-name="Tableau3.J4" office:value-type="string">
            <text:p text:style-name="P36">R/V en 2 fois</text:p>
          </table:table-cell>
        </table:table-row>
        <table:table-row table:style-name="Tableau3.1">
          <table:table-cell table:style-name="Tableau3.A5" office:value-type="string">
            <text:p text:style-name="P31">Spécificité copieur</text:p>
          </table:table-cell>
          <table:table-cell table:style-name="Tableau3.B5" office:value-type="string">
            <text:p text:style-name="P35">Couleur 20ppm</text:p>
          </table:table-cell>
          <table:table-cell table:style-name="Tableau3.C5" office:value-type="string">
            <text:p text:style-name="P35">N/B 17ppm</text:p>
          </table:table-cell>
          <table:table-cell table:style-name="Tableau3.D5" office:value-type="string">
            <text:p text:style-name="P35">Couleur 20ppm</text:p>
          </table:table-cell>
          <table:table-cell table:style-name="Tableau3.E5" office:value-type="string">
            <text:p text:style-name="P35">Couleur 45 ppm</text:p>
          </table:table-cell>
          <table:table-cell table:style-name="Tableau3.F5" office:value-type="string">
            <text:p text:style-name="P35">N/B 30ppm</text:p>
          </table:table-cell>
          <table:table-cell table:style-name="Tableau3.G5" office:value-type="string">
            <text:p text:style-name="P35">Couleur 20ppm</text:p>
          </table:table-cell>
          <table:table-cell table:style-name="Tableau3.H5" office:value-type="string">
            <text:p text:style-name="P35">Couleur 22ppm</text:p>
          </table:table-cell>
          <table:table-cell table:style-name="Tableau3.I5" office:value-type="string">
            <text:p text:style-name="P35">N/B 22ppm</text:p>
          </table:table-cell>
          <table:table-cell table:style-name="Tableau3.J5" office:value-type="string">
            <text:p text:style-name="P35">Couleur 22ppm</text:p>
          </table:table-cell>
        </table:table-row>
        <table:table-row table:style-name="Tableau3.1">
          <table:table-cell table:style-name="Tableau3.A7" office:value-type="string">
            <text:p text:style-name="P31">Montant mensuel HT</text:p>
          </table:table-cell>
          <table:table-cell table:style-name="Tableau3.B6" office:value-type="string">
            <text:p text:style-name="P35">166,56€</text:p>
          </table:table-cell>
          <table:table-cell table:style-name="Tableau3.C6" office:value-type="string">
            <text:p text:style-name="P35">29,43€</text:p>
          </table:table-cell>
          <table:table-cell table:style-name="Tableau3.D6" office:value-type="string">
            <text:p text:style-name="P35">70,13€</text:p>
          </table:table-cell>
          <table:table-cell table:style-name="Tableau3.E6" office:value-type="string">
            <text:p text:style-name="P35">149,00€</text:p>
          </table:table-cell>
          <table:table-cell table:style-name="Tableau3.F6" office:value-type="string">
            <text:p text:style-name="P35">31,52€</text:p>
          </table:table-cell>
          <table:table-cell table:style-name="Tableau3.G6" office:value-type="string">
            <text:p text:style-name="P35">96,97€</text:p>
          </table:table-cell>
          <table:table-cell table:style-name="Tableau3.H6" office:value-type="string">
            <text:p text:style-name="P35">169,99€</text:p>
          </table:table-cell>
          <table:table-cell table:style-name="Tableau3.I6" office:value-type="string">
            <text:p text:style-name="P35">50,51€</text:p>
          </table:table-cell>
          <table:table-cell table:style-name="Tableau3.J6" office:value-type="string">
            <text:p text:style-name="P35">84,02€</text:p>
          </table:table-cell>
        </table:table-row>
        <table:table-row table:style-name="Tableau3.7">
          <table:table-cell table:style-name="Tableau3.A7" office:value-type="string">
            <text:p text:style-name="P32">Total annuel HT</text:p>
          </table:table-cell>
          <table:table-cell table:style-name="Tableau3.B7" table:number-columns-spanned="3" office:value-type="string">
            <text:p text:style-name="P27">3 193,45€</text:p>
          </table:table-cell>
          <table:covered-table-cell/>
          <table:covered-table-cell/>
          <table:table-cell table:style-name="Tableau3.E7" table:number-columns-spanned="3" office:value-type="string">
            <text:p text:style-name="P27">3 329,80€</text:p>
          </table:table-cell>
          <table:covered-table-cell/>
          <table:covered-table-cell/>
          <table:table-cell table:style-name="Tableau3.H7" table:number-columns-spanned="3" office:value-type="string">
            <text:p text:style-name="P27">3 654,11€</text:p>
          </table:table-cell>
          <table:covered-table-cell/>
          <table:covered-table-cell/>
        </table:table-row>
      </table:table>
      <text:p text:style-name="P15"/>
      <text:p text:style-name="P6"><text:span text:style-name="T41">L</text:span><text:span text:style-name="T42">'entreprise Ricoh propose des produits plus performants que les 2 autres prestataires.</text:span></text:p>
      <text:p text:style-name="P12"/>
      <text:p text:style-name="P12">Après en avoir débattu les conseillers municipaux décident </text:p>
      <text:list xml:id="list5868923640935426331" text:style-name="L9">
        <text:list-item>
          <text:p text:style-name="P68"><text:span text:style-name="T37">D</text:span>'accepter les propositions de l'entreprise Ricoh,</text:p>
        </text:list-item>
        <text:list-item>
          <text:p text:style-name="P56"><text:span text:style-name="T42">Autorise le Maire à signer tout document </text:span><text:span text:style-name="T41">nécessaire </text:span><text:span text:style-name="T42">à la réalisation de la transaction</text:span></text:p>
        </text:list-item>
        <text:list-item>
          <text:p text:style-name="P68"><text:span text:style-name="T37">D</text:span>e vendre le photocopieur de l'école et mandate le Maire pour procéder à la cession</text:p>
        </text:list-item>
        <text:list-item>
          <text:p text:style-name="P68"><text:span text:style-name="T37">Précise que les crédits nécessaires seront inscrits au budget</text:span><text:span text:style-name="T36">.</text:span></text:p>
        </text:list-item>
      </text:list>
      <text:p text:style-name="P69"/>
      <text:p text:style-name="P69"/>
      <text:p text:style-name="P76">8 – Questions diverses</text:p>
      <text:p text:style-name="P69"/>
      <text:p text:style-name="P12"><text:span text:style-name="T45">Distributions de documents aux administrés </text:span><text:span text:style-name="T36">: Monsieur le Maire </text:span><text:span text:style-name="T43">précise aux conseillers l'importance de distribuer les informations aux administrés en respectant les délais. Il fait également le oint sur les circuits de distribution.</text:span></text:p>
      <text:p text:style-name="P70"/>
      <text:p text:style-name="P13"><text:span text:style-name="T46">Remplacement d'un agent en contrat aidé</text:span><text:span text:style-name="T43"> : Monsieur Padiolleau informe l'assemblée que Steve Bonno a démissionné de son poste en janvier 2015 et a été recruté dans une autre collectivité. L'agent technique en place ne peut pas assumer seul les tâches à accomplir dans ce service, il convient par conséquent d'embaucher un nouvel agent sous même type de contrat que Steve Bonno. En effet les municipalités qui embauchent des contrats avenir bénéficie d'aide de l'Etat à hauteur de 75 % du </text:span><text:span text:style-name="T44">taux horaire brut du SMIC.</text:span></text:p>
      <text:p text:style-name="P71"/>
      <text:p text:style-name="P14"><text:span text:style-name="T47">Vente des bungalows</text:span><text:span text:style-name="T44"> : M. Valibus s'était auparavant positionné pour acquérir les bungalows de la commune. Il propose maintenant un prix d'achat de 200€ l'unité. M. Padiolleau fait donc part de cette proposition à l'assemblée et demande son avis. Les conseillers valident, à l'unanimité, la proposition de M. Valibus, à charge pour lui du transport des bungalows.</text:span></text:p>
      <text:p text:style-name="P72"/>
      <text:p text:style-name="P14"><text:span text:style-name="T47">Elections départementales </text:span><text:span text:style-name="T44">: Monsieur Padiolleau soumet au conseil un tableau de permanence des 2 tours de scrutin. Après quelques ajustements les permanences sont validées.</text:span></text:p>
      <text:p text:style-name="P66"><text:s/></text:p>
      <text:p text:style-name="P73">La séance est levée à 21 heures 30</text:p>
      <text:p text:style-name="P65"/>
      <text:list xml:id="list32713103" text:continue-list="list6897726904696038512" text:style-name="L7">
        <text:list-header>
          <text:p text:style-name="P77"/>
        </text:list-header>
      </text:list>
      <text:p text:style-name="P79"/>
      <text:p text:style-name="P3"/>
      <text:p text:style-name="P3"/>
      <text:p text:style-name="P3"/>
      <text:p text:style-name="P3"/>
      <text:p text:style-name="P3"/>
      <text:p text:style-name="P3"><text:soft-page-break/></text:p>
      <text:p text:style-name="P3"/>
      <text:p text:style-name="P3"/>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24">Jean-Luc Padiolleau – Maire</text:p>
            <text:p text:style-name="P24"/>
            <text:p text:style-name="P24"/>
          </table:table-cell>
          <table:table-cell table:style-name="Tableau1.A1" office:value-type="string">
            <text:p text:style-name="P24">Patrick Bigot – 1<text:span text:style-name="T7">er</text:span> Adjoint</text:p>
          </table:table-cell>
          <table:table-cell table:style-name="Tableau1.C1" office:value-type="string">
            <text:p text:style-name="P40">Chantal Morlec – 2ème Adjoint</text:p>
            <text:p text:style-name="P40"/>
            <text:p text:style-name="P40"/>
          </table:table-cell>
        </table:table-row>
        <table:table-row table:style-name="Tableau1.1">
          <table:table-cell table:style-name="Tableau1.A2" office:value-type="string">
            <text:p text:style-name="P39">Jean-Claude Adumeau – 3ème Adjoint</text:p>
            <text:p text:style-name="P39"/>
            <text:p text:style-name="P39"/>
          </table:table-cell>
          <table:table-cell table:style-name="Tableau1.A2" office:value-type="string">
            <text:p text:style-name="P24">Philippe Derogis – 4ème Adjoint</text:p>
          </table:table-cell>
          <table:table-cell table:style-name="Tableau1.C2" office:value-type="string">
            <text:p text:style-name="P38">Marie Bernier</text:p>
            <text:p text:style-name="P38"/>
            <text:p text:style-name="P38"/>
          </table:table-cell>
        </table:table-row>
        <table:table-row table:style-name="Tableau1.1">
          <table:table-cell table:style-name="Tableau1.A3" office:value-type="string">
            <text:p text:style-name="P23">Isabelle Cambronne-Bobin</text:p>
            <text:p text:style-name="P23"/>
            <text:p text:style-name="P23"/>
          </table:table-cell>
          <table:table-cell table:style-name="Tableau1.B3" office:value-type="string">
            <text:p text:style-name="P23">Mireille Cicutti</text:p>
          </table:table-cell>
          <table:table-cell table:style-name="Tableau1.C2" office:value-type="string">
            <text:p text:style-name="P38">Isabelle Denis</text:p>
            <text:p text:style-name="P38"/>
          </table:table-cell>
        </table:table-row>
        <table:table-row table:style-name="Tableau1.1">
          <table:table-cell table:style-name="Tableau1.A4" office:value-type="string">
            <text:p text:style-name="P23">Christian Galimant</text:p>
            <text:p text:style-name="P23"/>
          </table:table-cell>
          <table:table-cell table:style-name="Tableau1.B4" office:value-type="string">
            <text:p text:style-name="P38">Cédric Gratteau</text:p>
            <text:p text:style-name="P38"/>
            <text:p text:style-name="P38"/>
          </table:table-cell>
          <table:table-cell table:style-name="Tableau1.C4" office:value-type="string">
            <text:p text:style-name="P38">Jean-Emmanuel Massue</text:p>
          </table:table-cell>
        </table:table-row>
        <table:table-row table:style-name="Tableau1.1">
          <table:table-cell table:style-name="Tableau1.A5" office:value-type="string">
            <text:p text:style-name="P2">Shirley Mauchien</text:p>
            <text:p text:style-name="P38"/>
            <text:p text:style-name="P38"/>
            <text:p text:style-name="P38"/>
          </table:table-cell>
          <table:table-cell table:style-name="Tableau1.B5" office:value-type="string">
            <text:p text:style-name="P22"><text:span text:style-name="T12">M</text:span>athieu Ménard</text:p>
          </table:table-cell>
          <table:table-cell table:style-name="Tableau1.C5" office:value-type="string">
            <text:p text:style-name="P2">Michelle Roqui<text:span text:style-name="T18">n</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199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style:contextual-spacing="false"/>
      <style:text-properties style:font-name="Calibri"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4c1697"/>
    </style:style>
    <style:style style:name="MT2" style:family="text">
      <style:text-properties officeooo:rsid="00528d48"/>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1</text:span><text:span text:style-name="MT2">9 <text:s/>février</text:span><text:span text:style-name="MT1"> 2015</text:span><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5-04-13T12:54:07.37</dc:date>
    <meta:editing-duration>P6DT22H4M9S</meta:editing-duration>
    <meta:editing-cycles>316</meta:editing-cycles>
    <meta:generator>LibreOffice/4.0.0.3$Windows_x86 LibreOffice_project/7545bee9c2a0782548772a21bc84a9dcc583b89</meta:generator>
    <meta:print-date>2015-01-14T11:31:20.13</meta:print-date>
    <meta:document-statistic meta:table-count="3" meta:image-count="0" meta:object-count="0" meta:page-count="5" meta:paragraph-count="171" meta:word-count="1875" meta:character-count="11539" meta:non-whitespace-character-count="9846"/>
    <meta:user-defined meta:name="Info 1"/>
    <meta:user-defined meta:name="Info 2"/>
    <meta:user-defined meta:name="Info 3"/>
    <meta:user-defined meta:name="Info 4"/>
  </office:meta>
</office:document-meta>
</file>